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3.9654in"/>
    </style:style>
    <style:style style:name="co3" style:family="table-column">
      <style:table-column-properties fo:break-before="auto" style:column-width="3.0425in"/>
    </style:style>
    <style:style style:name="co4" style:family="table-column">
      <style:table-column-properties fo:break-before="auto" style:column-width="5.4756in"/>
    </style:style>
    <style:style style:name="ro3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"/>
        <table:table-column table:style-name="co4" table:default-cell-style-name="Excel_20_Built-in_20_Normal"/>
        <table:table-column table:style-name="co7" table:number-columns-repeated="1016" table:default-cell-style-name="Excel_20_Built-in_20_Normal"/>
        <table:table-column table:style-name="co7" table:number-columns-repeated="3" table:default-cell-style-name="Default"/>
        <table:table-row table:style-name="ro3">
          <table:table-cell table:style-name="ce1" office:value-type="string">
            <text:p>Resource name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Screen Name</text:p>
          </table:table-cell>
          <table:table-cell table:style-name="ce1" office:value-type="string">
            <text:p>Remarks</text:p>
          </table:table-cell>
          <table:table-cell table:style-name="ce1" table:number-columns-repeated="1015"/>
          <table:table-cell table:style-name="Default"/>
          <table:table-cell table:number-columns-repeated="3"/>
        </table:table-row>
        <table:table-row table:style-name="ro2">
          <table:table-cell office:value-type="string">
            <text:p>G Keerthi</text:p>
          </table:table-cell>
          <table:table-cell office:value-type="string">
            <text:p>Admin</text:p>
          </table:table-cell>
          <table:table-cell office:value-type="string">
            <text:p>01-Shruthi-Dashboard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2-Search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3-issues-history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4-filter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5-add-new-popup</text:p>
          </table:table-cell>
          <table:table-cell office:value-type="string">
            <text:p>Subscriber List</text:p>
          </table:table-cell>
          <table:table-cell office:value-type="string">
            <text:p>Required email id field and date of subscription fiel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6-post-issue</text:p>
          </table:table-cell>
          <table:table-cell office:value-type="string">
            <text:p>Subscriber List</text:p>
          </table:table-cell>
          <table:table-cell office:value-type="string">
            <text:p>Need clarification regarding print and print for post button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7-post-issue-popup</text:p>
          </table:table-cell>
          <table:table-cell office:value-type="string">
            <text:p>Subscriber List</text:p>
          </table:table-cell>
          <table:table-cell office:value-type="string">
            <text:p>Need clarification regarding this pop-u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8-inactive-users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9-enquiry-list</text:p>
          </table:table-cell>
          <table:table-cell office:value-type="string">
            <text:p>Enquiry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0-magzines</text:p>
          </table:table-cell>
          <table:table-cell office:value-type="string">
            <text:p>Magazin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1-add-new-book-popup</text:p>
          </table:table-cell>
          <table:table-cell office:value-type="string">
            <text:p>Magazines</text:p>
          </table:table-cell>
          <table:table-cell office:value-type="string">
            <text:p>Need clarification regarding issue number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2-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3-articles-popup</text:p>
          </table:table-cell>
          <table:table-cell office:value-type="string">
            <text:p>Articles</text:p>
          </table:table-cell>
          <table:table-cell office:value-type="string">
            <text:p>Can article name repeat?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4-activity</text:p>
          </table:table-cell>
          <table:table-cell office:value-type="string">
            <text:p>Activity</text:p>
          </table:table-cell>
          <table:table-cell office:value-type="string">
            <text:p>Activity Description is miss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5-activity-popup</text:p>
          </table:table-cell>
          <table:table-cell office:value-type="string">
            <text:p>Activity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User</text:p>
          </table:table-cell>
          <table:table-cell office:value-type="string">
            <text:p>01_home_subscription</text:p>
          </table:table-cell>
          <table:table-cell office:value-type="string">
            <text:p>Hom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2_home_enquiry</text:p>
          </table:table-cell>
          <table:table-cell office:value-type="string">
            <text:p>Hom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3_books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4_books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5_book_all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6_pdf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7_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8_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9_activities</text:p>
          </table:table-cell>
          <table:table-cell office:value-type="string">
            <text:p>Activiti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0_contact us</text:p>
          </table:table-cell>
          <table:table-cell office:value-type="string">
            <text:p>Contact u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11/24/2014</text:date>, <text:time>13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1-24T13:49:02.32</dc:date>
    <meta:generator>OpenOffice.org/3.3$Win32 OpenOffice.org_project/330m20$Build-9567</meta:generator>
    <meta:editing-duration>PT7H4M47S</meta:editing-duration>
    <meta:editing-cycles>30</meta:editing-cycles>
    <meta:document-statistic meta:table-count="3" meta:cell-count="83" meta:object-count="0"/>
  </office:meta>
</office:document-meta>
</file>